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horndaleAMT" svg:font-family="ThorndaleA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orndaleAMT" fo:font-size="10pt" style:font-name-asian="ThorndaleAMT" style:font-size-asian="10pt" style:font-name-complex="ThorndaleA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horndaleAMT" fo:font-size="12pt" style:font-name-asian="ThorndaleAMT" style:font-size-asian="12pt" style:font-name-complex="ThorndaleAMT" style:font-size-complex="12pt"/>
    </style:style>
    <style:style style:name="P3" style:family="paragraph" style:parent-style-name="Standard" style:list-style-name="L3">
      <style:paragraph-properties fo:text-align="start" style:justify-single-word="false" style:text-autospace="none"/>
      <style:text-properties style:font-name="ThorndaleAMT" fo:font-size="12pt" style:font-name-asian="ThorndaleAMT" style:font-size-asian="12pt" style:font-name-complex="ThorndaleAMT" style:font-size-complex="12pt"/>
    </style:style>
    <style:style style:name="P4" style:family="paragraph" style:parent-style-name="Standard" style:list-style-name="L3">
      <style:paragraph-properties fo:text-align="start" style:justify-single-word="false" style:text-autospace="non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 style:list-style-name="L3"/>
    <style:style style:name="P7" style:family="paragraph" style:parent-style-name="Standard" style:list-style-name="L3">
      <style:paragraph-properties style:text-autospace="none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0" style:family="paragraph" style:parent-style-name="Standard" style:list-style-name="L3">
      <style:paragraph-properties style:text-autospace="non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>
      <style:paragraph-properties fo:margin-top="0cm" fo:margin-bottom="0.499cm"/>
    </style:style>
    <style:style style:name="P13" style:family="paragraph" style:parent-style-name="Text_20_body" style:list-style-name="L1"/>
    <style:style style:name="P14" style:family="paragraph" style:parent-style-name="Text_20_body" style:list-style-name="L3"/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ThorndaleAMT" fo:font-size="12pt" style:font-name-asian="ThorndaleAMT" style:font-size-asian="12pt" style:font-name-complex="ThorndaleAMT" style:font-size-complex="12pt"/>
    </style:style>
    <style:style style:name="T5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Crea un documento XML bien formado que pueda utilizarse en la página web de la dirección general de tráfico de las autopistas españolas, en concreto crea los siguientes eventos:</text:p>
      <text:list xml:id="list31399318" text:style-name="L1">
        <text:list-item>
          <text:p text:style-name="P15">Evento 1:</text:p>
          <text:list>
            <text:list-item>
              <text:p text:style-name="P15">Señal de obras: obras.gif <text:span text:style-name="T1">(nombre de una imagen de una señal del accidente)</text:span></text:p>
            </text:list-item>
            <text:list-item>
              <text:p text:style-name="P15">Punto kilométrico 42,200 <text:s/><text:span text:style-name="T1">(número con tres decimales opcionales)</text:span></text:p>
            </text:list-item>
            <text:list-item>
              <text:p text:style-name="P15">Nombre de la vía: A-49 <text:span text:style-name="T1">(una letra seguida de un guión y uno o dos cifras)</text:span>.</text:p>
            </text:list-item>
            <text:list-item>
              <text:p text:style-name="P15">Sentido: Huelva </text:p>
            </text:list-item>
            <text:list-item>
              <text:p text:style-name="P15">Corte de la vía: 1 carril <text:span text:style-name="T1">(número entero de una cifra)</text:span></text:p>
            </text:list-item>
            <text:list-item>
              <text:p text:style-name="P15">Fecha y hora del evento 2012-03-12 12:53 <text:s/></text:p>
            </text:list-item>
            <text:list-item>
              <text:p text:style-name="P15">Retención: SI <text:span text:style-name="T1">(SI O NO)</text:span></text:p>
            </text:list-item>
            <text:list-item>
              <text:p text:style-name="P15">Kilómetros de retención: 8 <text:span text:style-name="T1">(entero menor de 1000, km ha de ser un atributo)</text:span></text:p>
            </text:list-item>
          </text:list>
        </text:list-item>
        <text:list-item>
          <text:p text:style-name="P15">Evento 2:</text:p>
          <text:list>
            <text:list-item>
              <text:p text:style-name="P15">Señal de retención: Retencion.gif</text:p>
            </text:list-item>
            <text:list-item>
              <text:p text:style-name="P15">Punto kilométrico: 550 </text:p>
            </text:list-item>
            <text:list-item>
              <text:p text:style-name="P15">Nombre de la vía: A-4 </text:p>
            </text:list-item>
            <text:list-item>
              <text:p text:style-name="P15">Sentido: Sevilla </text:p>
            </text:list-item>
            <text:list-item>
              <text:p text:style-name="P15">Fecha y hora del evento 2012-02-29 18:38 </text:p>
            </text:list-item>
            <text:list-item>
              <text:p text:style-name="P15">Retención: SI </text:p>
            </text:list-item>
            <text:list-item>
              <text:p text:style-name="P13">Kilómetros de retención: 3 </text:p>
            </text:list-item>
          </text:list>
        </text:list-item>
      </text:list>
      <text:p text:style-name="Text_20_body"/>
      <text:p text:style-name="P1"><text:span text:style-name="T2">2. </text:span><text:span text:style-name="T3">Se quiere estructurar información relativa a la venta de vehículos de segunda mano por Internet.</text:span></text:p>
      <text:p text:style-name="P2">Para ello, la ficha correspondiente a cada vehículo deberá tener asociada la siguiente información:</text:p>
      <text:list xml:id="list31453865" text:style-name="L3">
        <text:list-item>
          <text:p text:style-name="P4"><text:span text:style-name="T4">Marca y modelo. En este punto se asume que se dispone de una lista de marcas y sus correspondientes modelos.</text:span></text:p>
        </text:list-item>
        <text:list-item>
          <text:p text:style-name="P3">Tipo de vehículo (berlina, familiar, coupé, monovolumen o todoterreno)</text:p>
        </text:list-item>
        <text:list-item>
          <text:p text:style-name="P3">Tipo de combustible (gasolina, diesel o eléctrico)</text:p>
        </text:list-item>
        <text:list-item>
          <text:p text:style-name="P3">Potencia.</text:p>
        </text:list-item>
        <text:list-item>
          <text:p text:style-name="P3">Año.</text:p>
        </text:list-item>
        <text:list-item>
          <text:p text:style-name="P3">Número de puertas.</text:p>
        </text:list-item>
        <text:list-item>
          <text:p text:style-name="P3">Color interior.</text:p>
        </text:list-item>
        <text:list-item>
          <text:p text:style-name="P3">Color exterior.</text:p>
        </text:list-item>
        <text:list-item>
          <text:p text:style-name="P3">Tipo de cambio (manual o automático).</text:p>
        </text:list-item>
        <text:list-item>
          <text:p text:style-name="P3">Precio.</text:p>
        </text:list-item>
        <text:list-item>
          <text:p text:style-name="P7"><text:span text:style-name="T4">Tipo de vendedor (particular o profesional)</text:span></text:p>
        </text:list-item>
      </text:list>
      <text:p text:style-name="P5"><text:span text:style-name="T4"/></text:p>
      <text:p text:style-name="P8">3. Diseñar un documento XML válido que permita estructurar la información para permitir su gestión informática de un museo. Aplicarlo al Museo de Prado sabiendo que:</text:p>
      <text:list xml:id="list31513256" text:continue-numbering="true" text:style-name="L3">
        <text:list-item>
          <text:list>
            <text:list-item>
              <text:p text:style-name="P6">Nombre del Museo: Museo del Prado.</text:p>
            </text:list-item>
            <text:list-item>
              <text:p text:style-name="P9">Su horario de visitas es: <text:s/>De lunes a sábado de 10.00 a 20.00h. Domingos y festivos de 10.00 a 19.00h</text:p>
            </text:list-item>
            <text:list-item>
              <text:p text:style-name="P9">Precio de entrada: </text:p>
            </text:list-item>
            <text:list-item>
              <text:p text:style-name="P16">General: 12 € </text:p>
            </text:list-item>
            <text:list-item>
              <text:p text:style-name="P16">General + ejemplar guía oficial: 22 € </text:p>
            </text:list-item>
            <text:list-item>
              <text:p text:style-name="P16">Reducida: 6 € </text:p>
            </text:list-item>
            <text:list-item>
              <text:p text:style-name="P14">Gratuita: 0 € </text:p>
            </text:list-item>
            <text:list-item>
              <text:p text:style-name="P9">Tiene los siguientes cuadros:</text:p>
            </text:list-item>
          </text:list>
        </text:list-item>
        <text:list-item>
          <text:p text:style-name="P11"><text:span text:style-name="T5">Título:La familia de Carlos IV. Num. de catálogo:</text:span>P00726. Autor: Francisco de Goya y <text:soft-page-break/>Lucientes. <text:s/>Cronología:1800. Técnica::Óleo. Soporte: Lienzo. Medidas:280 cm x 336 cm. Tema:Retrato. Expuesto: Si</text:p>
        </text:list-item>
        <text:list-item>
          <text:p text:style-name="P10"><text:span text:style-name="T4">Num. de catálogo: P01174. Autor:Diego Rodríguez de Silva y Velázquez. Título: Las meninas, o La familia de Felipe IV. Cronologías: Hacia 1656.Técnica: Óleo. Soporte:Lienzo. Medidas:318 cm x 276 cm. Tema: Retrato. Expuesto:S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horndaleAMT" svg:font-family="ThorndaleA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59S</meta:editing-duration>
    <meta:editing-cycles>4</meta:editing-cycles>
    <meta:generator>OpenOffice.org/3.3$Win32 OpenOffice.org_project/330m20$Build-9567</meta:generator>
    <dc:date>2014-01-08T11:34:54.98</dc:date>
    <dc:creator>mjose </dc:creator>
    <meta:document-statistic meta:table-count="0" meta:image-count="0" meta:object-count="0" meta:page-count="2" meta:paragraph-count="42" meta:word-count="396" meta:character-count="2259"/>
    <meta:user-defined meta:name="Info 1"/>
    <meta:user-defined meta:name="Info 2"/>
    <meta:user-defined meta:name="Info 3"/>
    <meta:user-defined meta:name="Info 4"/>
  </office:meta>
</office:document-meta>
</file>